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5pt" officeooo:paragraph-rsid="00080194" style:font-size-asian="15pt" style:font-size-complex="15pt"/>
    </style:style>
    <style:style style:name="P2" style:family="paragraph" style:parent-style-name="Standard">
      <style:text-properties style:font-name="Arial1" fo:font-size="15pt" officeooo:paragraph-rsid="0009a99e" style:font-size-asian="15pt" style:font-size-complex="15pt"/>
    </style:style>
    <style:style style:name="P3" style:family="paragraph" style:parent-style-name="Standard">
      <style:text-properties style:font-name="Arial1" fo:font-size="15pt" officeooo:paragraph-rsid="00080194" fo:background-color="transparent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20pt" fo:font-weight="bold" officeooo:paragraph-rsid="0015b010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Arial1" fo:font-size="20pt" fo:font-weight="bold" officeooo:paragraph-rsid="00187184" fo:background-color="transparent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Arial1" fo:font-size="20pt" officeooo:paragraph-rsid="0015b010" style:font-size-asian="20pt" style:font-size-complex="20pt"/>
    </style:style>
    <style:style style:name="P7" style:family="paragraph" style:parent-style-name="Standard">
      <style:text-properties style:font-name="Arial1" fo:font-size="20pt" officeooo:paragraph-rsid="00173a0c" style:font-size-asian="20pt" style:font-size-complex="20pt"/>
    </style:style>
    <style:style style:name="P8" style:family="paragraph" style:parent-style-name="Standard">
      <style:paragraph-properties style:writing-mode="lr-tb"/>
      <style:text-properties style:font-name="Arial1" fo:font-size="20pt" officeooo:paragraph-rsid="00187184" fo:background-color="transparent" style:font-size-asian="20pt" style:font-size-complex="20pt"/>
    </style:style>
    <style:style style:name="P9" style:family="paragraph" style:parent-style-name="Standard">
      <style:paragraph-properties style:writing-mode="lr-tb"/>
      <style:text-properties style:font-name="Arial1" fo:font-size="20pt" officeooo:paragraph-rsid="0013816d" fo:background-color="transparent" style:font-size-asian="20pt" style:font-size-complex="20pt"/>
    </style:style>
    <style:style style:name="P10" style:family="paragraph" style:parent-style-name="Standard">
      <style:paragraph-properties style:writing-mode="lr-tb"/>
      <style:text-properties fo:color="#c9211e" loext:opacity="100%" style:font-name="Arial1" fo:font-size="20pt" officeooo:paragraph-rsid="0013816d" fo:background-color="transparent" style:font-size-asian="20pt" style:font-size-complex="20pt"/>
    </style:style>
    <style:style style:name="P11" style:family="paragraph" style:parent-style-name="Standard">
      <style:text-properties fo:color="#c9211e" loext:opacity="100%" style:font-name="Arial1" fo:font-size="20pt" officeooo:paragraph-rsid="000c3c9e" style:font-size-asian="20pt" style:font-size-complex="20pt"/>
    </style:style>
    <style:style style:name="P12" style:family="paragraph" style:parent-style-name="Standard">
      <style:text-properties fo:color="#c9211e" loext:opacity="100%" style:font-name="Arial1" fo:font-size="20pt" officeooo:paragraph-rsid="00173a0c" style:font-size-asian="20pt" style:font-size-complex="20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bf00" loext:char-shading-value="0"/>
    </style:style>
    <style:style style:name="T4" style:family="text">
      <style:text-properties fo:background-color="#ffbf00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871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ercício 5</text:p>
      <text:p text:style-name="P8"/>
      <text:p text:style-name="P8"><text:tab/><text:span text:style-name="T3">Deseja-se fazer um sistema para manter dados de cidades (nome, estado, website).</text:span></text:p>
      <text:p text:style-name="P8"/>
      <text:p text:style-name="P8"><text:span text:style-name="T6"><text:tab/>O</text:span>nde, cada <text:span text:style-name="T1">cidade</text:span> possui um ou mais <text:span text:style-name="T1">restaurantes</text:span> (nome, valor da refeição) e <text:span text:style-name="T1">hotéis</text:span> (nome, valor da diária).</text:p>
      <text:p text:style-name="P9"><text:line-break/><text:tab/>Além disso, deseja-se registrar <text:span text:style-name="T1">pacotes</text:span> turísticos vendidos. </text:p>
      <text:p text:style-name="P9"/>
      <text:p text:style-name="P9"><text:tab/>Para registrar um pacote turístico, deve-se escolher uma cidade, definir a data da viagem, o hotel de hospedagem e o número de dias de permanência. </text:p>
      <text:p text:style-name="P9"/>
      <text:p text:style-name="P9"><text:tab/>Deve-se também definir se no pacote estará incluso ou não um restaurante e, se sim, quantas refeições por dia serão consumidas.</text:p>
      <text:p text:style-name="P10"><text:line-break/>Instância mínima: 1 cidade, 2 hotéis e 2 restaurantes, 2 pacotes turísticos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04:11:13.314000000</meta:creation-date>
    <dc:date>2022-07-28T03:59:20.865000000</dc:date>
    <meta:editing-duration>PT11H25M36S</meta:editing-duration>
    <meta:editing-cycles>15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7" meta:word-count="97" meta:character-count="619" meta:non-whitespace-character-count="519"/>
  </office:meta>
</office:document-meta>
</file>